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aveSheetsDirectorie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12" style:family="table-column">
      <style:table-column-properties fo:break-before="auto" style:column-width="1.231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17" style:family="table-column">
      <style:table-column-properties fo:break-before="auto" style:column-width="5.076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494cm"/>
    </style:style>
    <style:style style:name="co19" style:family="table-column">
      <style:table-column-properties fo:break-before="auto" style:column-width="3.279cm"/>
    </style:style>
    <style:style style:name="co14" style:family="table-column">
      <style:table-column-properties fo:break-before="auto" style:column-width="2.843cm"/>
    </style:style>
    <style:style style:name="co15" style:family="table-column">
      <style:table-column-properties fo:break-before="auto" style:column-width="1.397cm"/>
    </style:style>
    <style:style style:name="co16" style:family="table-column">
      <style:table-column-properties fo:break-before="auto" style:column-width="2.988cm"/>
    </style:style>
    <style:style style:name="co18" style:family="table-column">
      <style:table-column-properties fo:break-before="auto" style:column-width="4.736cm"/>
    </style:style>
    <style:style style:name="ro2" style:family="table-row">
      <style:table-row-properties style:row-height="0.499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567">
            <text:p>567</text:p>
          </table:table-cell>
          <table:table-cell table:formula="of:=[.G14]+[.H2]" office:value-type="float" office:value="4019">
            <text:p>401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-415">
            <text:p>-415</text:p>
          </table:table-cell>
          <table:table-cell table:formula="of:=[.G15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1611">
            <text:p>1611</text:p>
          </table:table-cell>
          <table:table-cell table:formula="of:=[.G16]+[.H4]" office:value-type="float" office:value="6514">
            <text:p>6514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-1096">
            <text:p>-1096</text:p>
          </table:table-cell>
          <table:table-cell table:formula="of:=[.G17]+[.H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-747">
            <text:p>-747</text:p>
          </table:table-cell>
          <table:table-cell table:formula="of:=[.G18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2">
            <text:p>2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table:formula="of:=[.G19]+[.H7]"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105">
            <text:p>105</text:p>
          </table:table-cell>
          <table:table-cell table:formula="of:=[.G20]+[.H8]" office:value-type="float" office:value="6451">
            <text:p>64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113">
            <text:p>113</text:p>
          </table:table-cell>
          <table:table-cell table:formula="of:=[.G21]+[.H9]" office:value-type="float" office:value="6314">
            <text:p>631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09">
            <text:p>309</text:p>
          </table:table-cell>
          <table:table-cell table:formula="of:=[.G22]+[.H10]"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2">
            <text:p>2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-251">
            <text:p>-251</text:p>
          </table:table-cell>
          <table:table-cell table:formula="of:=[.G23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2">
            <text:p>2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-486">
            <text:p>-486</text:p>
          </table:table-cell>
          <table:table-cell table:formula="of:=[.G24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49">
            <text:p>49</text:p>
          </table:table-cell>
          <table:table-cell table:formula="of:=[.G25]+[.H13]" office:value-type="float" office:value="5515">
            <text:p>551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4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3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itizens Independent Social Thought Allianc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 table:number-rows-repeated="1048559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5:2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15:24:06.14</dc:date>
    <dc:creator>Bob Harper</dc:creator>
    <meta:editing-duration>P2DT4H53M21S</meta:editing-duration>
    <meta:editing-cycles>241</meta:editing-cycles>
    <meta:generator>OpenOffice/4.1.1$Win32 OpenOffice.org_project/411m6$Build-9775</meta:generator>
    <meta:document-statistic meta:table-count="18" meta:cell-count="2564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